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3.175cm" svg:y="2.308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35cm" svg:y="2.308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4.763cm" svg:y="2.308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7.938cm" svg:y="2.308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525cm" svg:y="2.308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1.112cm" svg:y="3.261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4.287cm" svg:y="3.261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2.7cm" svg:y="3.261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5.875cm" svg:y="3.261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7.462cm" svg:y="3.261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0cm" svg:y="2.308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2" draw:text-style-name="P5" draw:layer="layout" svg:width="3.175cm" svg:height="1.199cm" svg:x="0cm" svg:y="3.578cm">
          <draw:text-box>
            <text:p><text:span text:style-name="T2">Instruction 2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3" draw:text-style-name="P7" draw:layer="layout" svg:x1="4.127cm" svg:y1="6.118cm" svg:x2="19.684cm" svg:y2="6.118cm">
          <text:p/>
        </draw:line>
        <draw:frame draw:style-name="gr4" draw:text-style-name="P8" draw:layer="layout" svg:width="2.222cm" svg:height="1.27cm" svg:x="2.222cm" svg:y="5.483cm">
          <draw:text-box>
            <text:p>Time</text:p>
          </draw:text-box>
        </draw:frame>
        <draw:frame draw:style-name="gr5" draw:text-style-name="P8" draw:layer="layout" svg:width="18.732cm" svg:height="1.038cm" svg:x="0.635cm" svg:y="0cm">
          <draw:text-box>
            <text:p>Cycle: <text:s text:c="2"/>1 <text:s text:c="6"/>2 <text:s text:c="6"/>3 <text:s text:c="6"/>4 <text:s text:c="6"/>5 <text:s text:c="6"/>6 <text:s text:c="6"/>7 <text:s text:c="5"/>8 <text:s text:c="7"/>9 <text:s text:c="6"/>10</text:p>
          </draw:text-box>
        </draw:frame>
        <draw:line draw:style-name="gr6" draw:text-style-name="P7" draw:layer="layout" svg:x1="3.174cm" svg:y1="1.038cm" svg:x2="3.174cm" svg:y2="1.991cm">
          <text:p/>
        </draw:line>
        <draw:line draw:style-name="gr6" draw:text-style-name="P7" draw:layer="layout" svg:x1="4.762cm" svg:y1="1.991cm" svg:x2="4.762cm" svg:y2="1.038cm">
          <text:p/>
        </draw:line>
        <draw:line draw:style-name="gr6" draw:text-style-name="P7" draw:layer="layout" svg:x1="6.349cm" svg:y1="1.991cm" svg:x2="6.349cm" svg:y2="1.038cm">
          <text:p/>
        </draw:line>
        <draw:line draw:style-name="gr6" draw:text-style-name="P7" draw:layer="layout" svg:x1="7.937cm" svg:y1="1.991cm" svg:x2="7.937cm" svg:y2="1.038cm">
          <text:p/>
        </draw:line>
        <draw:line draw:style-name="gr6" draw:text-style-name="P7" draw:layer="layout" svg:x1="9.524cm" svg:y1="1.991cm" svg:x2="9.524cm" svg:y2="1.038cm">
          <text:p/>
        </draw:line>
        <draw:line draw:style-name="gr6" draw:text-style-name="P7" draw:layer="layout" svg:x1="11.112cm" svg:y1="1.991cm" svg:x2="11.112cm" svg:y2="1.038cm">
          <text:p/>
        </draw:line>
        <draw:line draw:style-name="gr6" draw:text-style-name="P7" draw:layer="layout" svg:x1="12.699cm" svg:y1="2.943cm" svg:x2="12.699cm" svg:y2="1.038cm">
          <text:p/>
        </draw:line>
        <draw:line draw:style-name="gr6" draw:text-style-name="P7" draw:layer="layout" svg:x1="14.287cm" svg:y1="2.943cm" svg:x2="14.287cm" svg:y2="1.038cm">
          <text:p/>
        </draw:line>
        <draw:line draw:style-name="gr6" draw:text-style-name="P7" draw:layer="layout" svg:x1="15.874cm" svg:y1="2.943cm" svg:x2="15.874cm" svg:y2="1.038cm">
          <text:p/>
        </draw:line>
        <draw:line draw:style-name="gr6" draw:text-style-name="P7" draw:layer="layout" svg:x1="17.462cm" svg:y1="2.943cm" svg:x2="17.462cm" svg:y2="1.03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4-23T21:44:05.125784285</dc:date>
    <meta:editing-duration>PT25M50S</meta:editing-duration>
    <meta:editing-cycles>5</meta:editing-cycles>
    <meta:generator>LibreOffice/24.2.0.3$Linux_X86_64 LibreOffice_project/420$Build-3</meta:generator>
    <meta:document-statistic meta:object-count="25"/>
  </office:meta>
</office:document-meta>
</file>